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7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8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9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loext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.1in" loext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3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.1in" loext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officeooo:paragraph-rsid="0018f354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6" style:family="paragraph" style:parent-style-name="Standard">
      <style:paragraph-properties fo:margin-left="0in" fo:margin-right="0in" fo:margin-top="0in" fo:margin-bottom="0.1in" loext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0" style:family="paragraph" style:parent-style-name="Standard">
      <style:paragraph-properties fo:margin-top="0.1in" fo:margin-bottom="0in" loext:contextual-spacing="false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2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officeooo:paragraph-rsid="00195e62" style:letter-kerning="true" style:font-size-asian="12pt" style:font-name-complex="Bitstream Charter" style:font-size-complex="12pt"/>
    </style:style>
    <style:style style:name="P43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44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officeooo:paragraph-rsid="001ab5e9" style:font-size-asian="12pt" style:font-name-complex="Bitstream Charter" style:font-size-complex="12pt"/>
    </style:style>
    <style:style style:name="P4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6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officeooo:paragraph-rsid="001ab5e9" style:letter-kerning="true" style:font-size-asian="12pt" style:font-name-complex="Bitstream Charter" style:font-size-complex="12pt"/>
    </style:style>
    <style:style style:name="P47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</style:style>
    <style:style style:name="P48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9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officeooo:paragraph-rsid="001ab5e9" style:letter-kerning="true" style:font-size-asian="12pt" style:font-weight-asian="bold" style:font-name-complex="Bitstream Charter" style:font-size-complex="12pt"/>
    </style:style>
    <style:style style:name="P50" style:family="paragraph" style:parent-style-name="Standard">
      <style:paragraph-properties fo:margin-left="0in" fo:margin-right="0in" fo:margin-top="0in" fo:margin-bottom="0.1in" loext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officeooo:paragraph-rsid="0019ee34"/>
    </style:style>
    <style:style style:name="P51" style:family="paragraph" style:parent-style-name="Standard">
      <style:paragraph-properties fo:margin-top="0in" fo:margin-bottom="0.1098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 style:shadow="none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52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officeooo:rsid="0019c2eb" style:letter-kerning="true" style:font-size-asian="12pt" style:font-name-complex="Bitstream Charter" style:font-size-complex="12pt"/>
    </style:style>
    <style:style style:name="T11" style:family="text">
      <style:text-properties fo:color="#000000" style:font-name="Bitstream Charter" fo:font-size="12pt" officeooo:rsid="0019ee34" style:letter-kerning="true" style:font-size-asian="12pt" style:font-name-complex="Bitstream Charter" style:font-size-complex="12pt"/>
    </style:style>
    <style:style style:name="T12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3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4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5" style:family="text">
      <style:text-properties style:letter-kerning="tru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8% 100%" fo:letter-spacing="0.028in" fo:font-weight="bold" style:letter-kerning="true" style:font-weight-asian="bold"/>
    </style:style>
    <style:style style:name="T18" style:family="text">
      <style:text-properties officeooo:rsid="0019ee34"/>
    </style:style>
    <style:style style:name="T19" style:family="text">
      <style:text-properties officeooo:rsid="001ab5e9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 text:style-name="Internet_20_link" text:visited-style-name="Visited_20_Internet_20_Link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6-18T14:28:15.800435473">2015-06-18</text:date></text:span></text:p>
      <text:p text:style-name="P22"/>
      <text:p text:style-name="P23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4">PhD in Economics, 2009</text:p>
      <text:p text:style-name="P12"><text:span text:style-name="T8">MS in Statistics, 2006</text:span><text:span text:style-name="T12"><text:tab/></text:span></text:p>
      <text:p text:style-name="P26"><text:span text:style-name="T8">Thesis title: </text:span><text:span text:style-name="T13">Limit theory for overfit models </text:span></text:p>
      <text:p text:style-name="P28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5"/>
      <text:p text:style-name="P23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6">Assistant Professor of Economics</text:p>
      <text:p text:style-name="P7"/>
      <text:p text:style-name="P23">GRANTS AND AWARDS</text:p>
      <text:p text:style-name="P50"><text:span text:style-name="T11">NSF 1541790, </text:span><text:span text:style-name="T10">“FEW: Coupling Economic Models with Agronomic, Hydrologic, and </text:span>Bioenergy Models for Sustainable Food, Energy, and Water Systems,” <text:span text:style-name="T18">Co-PI with Cathy Kling (PI), Raymond Arritt (PI), and David Keiser (co-PI), 2015 – 2016. ($</text:span>45,922<text:span text:style-name="T18">)</text:span></text:p>
      <text:p text:style-name="P36">Iowa State University Strategic Initiative, “Graphical Processing Units (GPU) for Parallel Computing,” with Helle Bunzel, Jarad Niemi, and Mervyn Marasinghe, 2012. ($87,727.39)</text:p>
      <text:p text:style-name="P36">Walter P. Heller Award for Outstanding Third-Year Paper, UCSD Economics Department, 2006</text:p>
      <text:p text:style-name="P36"/>
      <text:p text:style-name="P23"><text:soft-page-break/>PUBLICATIONS</text:p>
      <text:p text:style-name="P27"><text:span text:style-name="T8">Hypothesis testing in linear regression when </text:span><text:span text:style-name="T13">k</text:span><text:span text:style-name="T14">/</text:span><text:span text:style-name="T13">n</text:span><text:span text:style-name="T8"> is large. </text:span><text:span text:style-name="T13">Journal of Econometrics</text:span><text:span text:style-name="T8">, 165(2), 2011: 163–174. </text:span></text:p>
      <text:p text:style-name="P23">WORKING PAPERS</text:p>
      <text:p text:style-name="P37"><text:span text:style-name="T8">Out-of-sample comparisons of overfit models. Working Paper 11002, Iowa State University, 2014 (revise and resubmit, </text:span><text:span text:style-name="T13">Quantitative Economics</text:span><text:span text:style-name="T8">)</text:span></text:p>
      <text:p text:style-name="P37"><text:span text:style-name="T8">Block bootstrap consistency under weak assumptions. Working Paper 11017, Iowa State University, 2014 (3rd revise and resubmit, </text:span><text:span text:style-name="T13">Econometric Theory</text:span><text:span text:style-name="T8">)</text:span></text:p>
      <text:p text:style-name="P37"><text:span text:style-name="T8">An asymptotically normal out-of-sample test based on mixed estimation windows. 2015 (revise and resubmit, </text:span><text:span text:style-name="T13">Econometrica</text:span><text:span text:style-name="T8">)</text:span></text:p>
      <text:p text:style-name="P37"><text:span text:style-name="T8">Improved stepdown methods for asymptotic control of generalized error rates. 2014 (revise and resubmit, </text:span><text:span text:style-name="T13">Journal of Econometrics</text:span><text:span text:style-name="T8">)</text:span></text:p>
      <text:p text:style-name="P38">Causality in the Reinhart-Rogoff dataset, the plots thicken. 2015 </text:p>
      <text:p text:style-name="P38">Graphing better Impulse Response Functions for discrete-time linear models. 2015 (joint with Seth Pruitt)</text:p>
      <text:p text:style-name="P42">A simple block bootstrap for asymptotically normal out-of-sample test statistics. 2015</text:p>
      <text:p text:style-name="P17"/>
      <text:p text:style-name="P23">EXTERNAL PRESENTATIONS</text:p>
      <text:p text:style-name="P45">2015<text:tab/>University of Montreal; CIREQ Econometrics Conference</text:p>
      <text:p text:style-name="P45">2014<text:tab/>NBER Summer Institute (Forecasting &amp; Empirical Methods in Macro <text:tab/><text:tab/>&amp; Finance); Joint Statistical Meetings</text:p>
      <text:p text:style-name="P45">2013<text:tab/>NBER-NSF Time Series Conference (poster session); Annual <text:tab/><text:tab/><text:tab/>Meetings of the Midwest Econometrics Group</text:p>
      <text:p text:style-name="P45">2012<text:tab/>First Conference of the International Society for Non-Parametric<text:tab/><text:tab/>Statistics</text:p>
      <text:p text:style-name="P45">2011<text:tab/>NBER-NSF Time Series Conference; Annual Meetings of the Midwest</text:p>
      <text:p text:style-name="P45"><text:tab/><text:tab/>Econometrics Group</text:p>
      <text:p text:style-name="P45"><text:soft-page-break/>2010<text:tab/>Annual Meetings of the Midwest Econometrics Group; Joint <text:tab/><text:tab/><text:tab/>Statistical Meetings; International Symposium on Forecasting; <text:tab/><text:tab/>Midwest Economics Association Annual Meetings</text:p>
      <text:p text:style-name="P47"><text:span text:style-name="T8">2009<text:tab/>Federal Deposit Insurance Corporation; Iowa State University; <text:tab/><text:tab/>Federal Reserve Bank of Kansas City; Wayne State University.</text:span></text:p>
      <text:p text:style-name="P44"/>
      <text:p text:style-name="P51"><text:span text:style-name="T17">TEACHING</text:span></text:p>
      <text:p text:style-name="P39"><text:span text:style-name="T8">PhD Econometrics 1 (Team-Based Learning)<text:tab/></text:span><text:span text:style-name="T14">2014 to present</text:span></text:p>
      <text:p text:style-name="P39"><text:span text:style-name="T8">PhD Econometrics 1 (as traditional lectures)<text:tab/></text:span><text:span text:style-name="T14">2009 to 2013</text:span></text:p>
      <text:p text:style-name="P39"><text:span text:style-name="T8">PhD Macroeconometrics<text:tab/></text:span><text:span text:style-name="T14">2011 to present</text:span></text:p>
      <text:p text:style-name="P39"><text:span text:style-name="T8">Principles of Macroeconomics<text:tab/></text:span><text:span text:style-name="T14">2010 to present</text:span></text:p>
      <text:p text:style-name="P39"><text:span text:style-name="T8">Undergraduate Econometrics 3 (UCSD)<text:tab/></text:span><text:span text:style-name="T14">Spring 2009</text:span></text:p>
      <text:p text:style-name="P18"/>
      <text:p text:style-name="P23">GRADUATE STUDENT ADVISING</text:p>
      <text:p text:style-name="P19"><text:tab/>PhD students, Major Professor</text:p>
      <text:p text:style-name="P40">Matt Simpson, PhD Economics and Statistics<text:tab/>2015</text:p>
      <text:p text:style-name="P9">Co-advisor with Jarad Niemi</text:p>
      <text:p text:style-name="P9">Placement: Postdoc in Statistics at University of Missouri</text:p>
      <text:p text:style-name="P9"/>
      <text:p text:style-name="P11">Anwen Yin, PhD Economics<text:tab/>2015</text:p>
      <text:p text:style-name="P8">Co-advisor with Helle Bunzel</text:p>
      <text:p text:style-name="P10">Placement: Assistant Prof. of Economics at Texas A&amp;M International University</text:p>
      <text:p text:style-name="P17"/>
      <text:p text:style-name="P20"><text:tab/>Graduate student committee membership</text:p>
      <text:p text:style-name="P35">Samantha Tyner, PhD Statistics<text:tab/>current student</text:p>
      <text:p text:style-name="P35">Carson Sievert, PhD Statistics<text:tab/>current student</text:p>
      <text:p text:style-name="P35">Yang He, PhD Economics<text:tab/>current student</text:p>
      <text:p text:style-name="P29">Ziran Li, PhD Economics<text:tab/><text:span text:style-name="T16">current student</text:span></text:p>
      <text:p text:style-name="P29">Soumnyadip Roy, PhD Economics<text:tab/><text:span text:style-name="T16">current student</text:span></text:p>
      <text:p text:style-name="P30">Zabid Iqbal, PhD Economics<text:tab/><text:span text:style-name="T16">current student</text:span></text:p>
      <text:p text:style-name="P30">Xiying Liu, PhD Economics<text:tab/>2015 (planned)</text:p>
      <text:p text:style-name="P32">Jessica Short, MS Statistics<text:tab/>2015</text:p>
      <text:p text:style-name="P31">Matthew Clancy, PhD Economics<text:tab/>2015</text:p>
      <text:p text:style-name="P31">Sam Helmich, MS Statistics<text:tab/>2015</text:p>
      <text:p text:style-name="P33"><text:soft-page-break/>Deung-Yong Heo, PhD Economics<text:tab/><text:span text:style-name="T15">2015</text:span></text:p>
      <text:p text:style-name="P33">Yihui Xie, PhD Statistics<text:tab/>2013</text:p>
      <text:p text:style-name="P34">Nathan Zimmerman, MS Statistics<text:tab/>2013</text:p>
      <text:p text:style-name="P34">Jeremiah Richey, PhD Economics<text:tab/>2012</text:p>
      <text:p text:style-name="P34">Ozgu Serttas, PhD Economics<text:tab/>2010</text:p>
      <text:p text:style-name="P17"/>
      <text:p text:style-name="P23">PROFESSIONAL SERVICE</text:p>
      <text:p text:style-name="P25"><text:tab/>Journal and handbook referee</text:p>
      <text:p text:style-name="P24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6"/>
      <text:p text:style-name="P19"><text:tab/>University committees at Iowa State</text:p>
      <text:p text:style-name="P30">Faculty Representative Assembly Executive Committee<text:tab/>2014 to present</text:p>
      <text:p text:style-name="P29">Faculty Representative Assembly<text:tab/>2013 to present</text:p>
      <text:p text:style-name="P16"/>
      <text:p text:style-name="P19"><text:tab/>Departmental committees at Iowa State</text:p>
      <text:p text:style-name="P29">Agricultural economist hiring<text:tab/>2014 to 2015</text:p>
      <text:p text:style-name="P29">Environmental and resource economist hiring<text:tab/>2013 to 2014</text:p>
      <text:p text:style-name="P29">Computer support staff hiring<text:tab/>2012 to 2013</text:p>
      <text:p text:style-name="P29">Graduate Student Admissions<text:tab/>2009 to 2013</text:p>
      <text:p text:style-name="P29">Computer Committee<text:tab/>2009 to 2014</text:p>
      <text:p text:style-name="P16"/>
      <text:p text:style-name="P19"><text:tab/>Professional membership</text:p>
      <text:p text:style-name="P21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>0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date>2015-06-18T14:28:15.701707982</dc:date>
    <meta:print-date>2006-06-01T15:06:00</meta:print-date>
    <meta:editing-cycles>24</meta:editing-cycles>
    <meta:editing-duration>PT1H14M55S</meta:editing-duration>
    <meta:generator>LibreOffice/4.4.2.2$Linux_X86_64 LibreOffice_project/40m0$Build-2</meta:generator>
    <meta:document-statistic meta:table-count="0" meta:image-count="0" meta:object-count="0" meta:page-count="4" meta:paragraph-count="84" meta:word-count="645" meta:character-count="4832" meta:non-whitespace-character-count="4237"/>
  </office:meta>
</office:document-meta>
</file>